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2821dd" officeooo:paragraph-rsid="002821d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27d9e6" officeooo:paragraph-rsid="0027d9e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155b10" officeooo:paragraph-rsid="00155b10"/>
    </style:style>
    <style:style style:name="P47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Courier New" fo:font-weight="bold" officeooo:rsid="0028ac25" officeooo:paragraph-rsid="0028ac25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Courier New" fo:font-weight="bold" officeooo:rsid="0017aded" officeooo:paragraph-rsid="0017aded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Courier New" officeooo:rsid="00246488" officeooo:paragraph-rsid="00246488"/>
    </style:style>
    <style:style style:name="P52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3" style:family="paragraph" style:parent-style-name="Standard">
      <style:paragraph-properties fo:text-align="justify" style:justify-single-word="false"/>
      <style:text-properties style:font-name="Courier New" officeooo:rsid="0028ac25" officeooo:paragraph-rsid="0028ac25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ee63"/>
    </style:style>
    <style:style style:name="T11" style:family="text">
      <style:text-properties officeooo:rsid="000aa4cb"/>
    </style:style>
    <style:style style:name="T12" style:family="text">
      <style:text-properties officeooo:rsid="000b63e9"/>
    </style:style>
    <style:style style:name="T13" style:family="text">
      <style:text-properties officeooo:rsid="001563a6"/>
    </style:style>
    <style:style style:name="T14" style:family="text">
      <style:text-properties officeooo:rsid="0020919a"/>
    </style:style>
    <style:style style:name="T15" style:family="text">
      <style:text-properties officeooo:rsid="0020a4c6"/>
    </style:style>
    <style:style style:name="T16" style:family="text">
      <style:text-properties officeooo:rsid="00213706"/>
    </style:style>
    <style:style style:name="T17" style:family="text">
      <style:text-properties officeooo:rsid="0027d9e6"/>
    </style:style>
    <style:style style:name="T18" style:family="text">
      <style:text-properties officeooo:rsid="002baf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38">ALT+B<text:tab/>&lt;- Para buscar registros desde una tabla.</text:p>
      <text:p text:style-name="P39">ALT+C<text:tab/>&lt;- Para <text:span text:style-name="T16">cuenta corriente de alguna persona.</text:span></text:p>
      <text:p text:style-name="P37">Alt+E<text:tab/>&lt;- Para excluir algun registro de compras, ventas, etc.</text:p>
      <text:p text:style-name="P3">Alt+G <text:tab/>&lt;- Guardar en cualquier pantalla.</text:p>
      <text:p text:style-name="P41">ALT+F<text:tab/>&lt;- Para facturar una compra o venta.</text:p>
      <text:p text:style-name="P41">ALT+I<text:tab/>&lt;- Para imprimir.</text:p>
      <text:p text:style-name="P36">Alt+H<text:tab/>&lt;- Para historico de ventas, compras, etc.</text:p>
      <text:p text:style-name="P3">Alt+N<text:tab/>&lt;- Para agregar cualquier registro, venta, compra, etc.</text:p>
      <text:p text:style-name="P40">ALT+O<text:tab/>&lt;- Para observaciones.</text:p>
      <text:p text:style-name="P41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17">salta en los textbox</text:span>.</text:p>
      <text:p text:style-name="P45">Alt+Enter<text:tab/>&lt;- Para seleccionar los botones.</text:p>
      <text:p text:style-name="P2"/>
      <text:p text:style-name="P2"/>
      <text:p text:style-name="P5"># Estandares campos.</text:p>
      <text:p text:style-name="P29">* Nombre de marcas, grupo, subgrupos, ciudades, grupo de personas, <text:span text:style-name="T13">email.</text:span> etc. = 40 caracteres.</text:p>
      <text:p text:style-name="P30">* Personas, fantasia, producto, aplicacion, direccion = 80 caracteres.</text:p>
      <text:p text:style-name="P46">* Campo observacion = 500 caracteres.</text:p>
      <text:p text:style-name="P14"/>
      <text:p text:style-name="P42">TAMANOS.</text:p>
      <text:p text:style-name="P42">Botones size = 80; 30</text:p>
      <text:p text:style-name="P13">Formularios = 500;200</text:p>
      <text:p text:style-name="P33">Forumlario cliente y productos = <text:span text:style-name="T14">1024;</text:span> <text:span text:style-name="T14">740</text:span>;</text:p>
      <text:p text:style-name="P34">Grilla cliente y productos = <text:span text:style-name="T15">1012; 630</text:span>;</text:p>
      <text:p text:style-name="P13"/>
      <text:p text:style-name="P15">productos.</text:p>
      <text:p text:style-name="P15">Clientes</text:p>
      <text:p text:style-name="P15">ventas </text:p>
      <text:p text:style-name="P15">proveedores</text:p>
      <text:p text:style-name="P15">compras </text:p>
      <text:p text:style-name="P15">reporte</text:p>
      <text:p text:style-name="P15">seguridad</text:p>
      <text:p text:style-name="P15"/>
      <text:p text:style-name="P20"/>
      <text:p text:style-name="P6">Pendencias. </text:p>
      <text:p text:style-name="P21">Polimorfismo. Aula 3337 a 3339.</text:p>
      <text:p text:style-name="P26">Diretorios. Aula 3345 a 3348.</text:p>
      <text:p text:style-name="P20"/>
      <text:p text:style-name="P7">* Declaracao de variaveis.</text:p>
      <text:p text:style-name="P16"><text:span text:style-name="T3">Public =</text:span><text:span text:style-name="T1"> sem restricoes.</text:span></text:p>
      <text:p text:style-name="P16"><text:span text:style-name="T3">Private =</text:span><text:span text:style-name="T1"> somente pudem ser acessadas na clase.</text:span></text:p>
      <text:p text:style-name="P16"><text:span text:style-name="T3">Protected =</text:span><text:span text:style-name="T1"> semelhante ao private e podem ser acessados de outras clases.</text:span></text:p>
      <text:p text:style-name="P7"><text:soft-page-break/>Internal e protected internal.</text:p>
      <text:p text:style-name="P20"/>
      <text:p text:style-name="P16"><text:span text:style-name="T3">* </text:span><text:span text:style-name="T4">OBS. </text:span><text:span text:style-name="T2">Sempre nas clases declarar as variaveis como private y utilizar metodos.</text:span></text:p>
      <text:p text:style-name="P22"/>
      <text:p text:style-name="P8">* Polimorfismo.</text:p>
      <text:p text:style-name="P23">Voce declara varios metodos con o mesmo nome mas com parametros diferentes, asim o C# entende de acordo ao parametro pasado cual metodo uzar.</text:p>
      <text:p text:style-name="P23"/>
      <text:p text:style-name="P17"><text:span text:style-name="T6">* </text:span><text:span text:style-name="T7">Heranza.</text:span><text:span text:style-name="T11"> Reuso de codigo en clase. Variaveis y metodos. </text:span></text:p>
      <text:p text:style-name="P24">ClaseNova: ClaseHeranza</text:p>
      <text:p text:style-name="P24"/>
      <text:p text:style-name="P19"><text:span text:style-name="T8">* </text:span><text:span text:style-name="T9">Constructor.</text:span><text:span text:style-name="T12"> Automaticamente executa este metodo construtor cuando inicia o programa.</text:span></text:p>
      <text:p text:style-name="P27">Public nome_clase()</text:p>
      <text:p text:style-name="P27">{</text:p>
      <text:p text:style-name="P27"><text:tab/>codigo; si voce quer que sempre execute alguma coisa no metodo construtor inicialize aqui.</text:p>
      <text:p text:style-name="P27">}</text:p>
      <text:p text:style-name="P23"/>
      <text:p text:style-name="P9">* Metodo destructor.</text:p>
      <text:p text:style-name="P27">~nome_clase()</text:p>
      <text:p text:style-name="P27">{</text:p>
      <text:p text:style-name="P27"><text:tab/>codigo. </text:p>
      <text:p text:style-name="P27">}</text:p>
      <text:p text:style-name="P23"/>
      <text:p text:style-name="P8">* Debug.</text:p>
      <text:p text:style-name="P25">Marcar uma parte do codigo para debugar.</text:p>
      <text:p text:style-name="P18"><text:span text:style-name="T5">Step over</text:span><text:span text:style-name="T10"> F10: Paso a paso por procedimiento.</text:span></text:p>
      <text:p text:style-name="P18"><text:span text:style-name="T5">Step Into</text:span><text:span text:style-name="T10"> F11: Paso a paso por instrucciones.</text:span></text:p>
      <text:p text:style-name="P25"/>
      <text:p text:style-name="P28">"insert into produtos (pro_desc, pro_costo, pro_venta) values (@descripcion, @costo, @venta)"</text:p>
      <text:p text:style-name="P28"/>
      <text:p text:style-name="P10">Tipos de datos.</text:p>
      <text:p text:style-name="P28"><text:a xlink:type="simple" xlink:href="http://msdn.microsoft.com/es-es/library/ms228360(v=vs.90).aspx">http://msdn.microsoft.com/es-es/library/ms228360(v=vs.90).aspx</text:a> </text:p>
      <text:p text:style-name="P28"/>
      <text:p text:style-name="P31">Recomendaciones.</text:p>
      <text:p text:style-name="P31">Evitar de utilizar el guion bajo. </text:p>
      <text:p text:style-name="P31"/>
      <text:p text:style-name="P50">Datagrid</text:p>
      <text:p text:style-name="P32">AutoSizeColummnsMo = AllCells.</text:p>
      <text:p text:style-name="P32">SelectionMode = FullRowSelect.</text:p>
      <text:p text:style-name="P35">AutoSizeColumnsMode = AllCells.</text:p>
      <text:p text:style-name="P35"/>
      <text:p text:style-name="P43">CONEXAO A PARTE EM UMA CLASE...</text:p>
      <text:p text:style-name="P43"/>
      <text:p text:style-name="P11"># Requisitos sistema CBS INFORMATICA.</text:p>
      <text:p text:style-name="P51">Resolucion minima. 1024 X 768.</text:p>
      <text:p text:style-name="P44">Visual C# 2010.</text:p>
      <text:p text:style-name="P44">Postgresql 9.2.</text:p>
      <text:p text:style-name="P44">Pgadmin 3.</text:p>
      <text:p text:style-name="P44"><text:soft-page-break/></text:p>
      <text:p text:style-name="P12">ListBox.</text:p>
      <text:p text:style-name="P52">Propiedad = DropDownStyle = DropDownList</text:p>
      <text:p text:style-name="P52"/>
      <text:p text:style-name="P49"/>
      <text:p text:style-name="P49"/>
      <text:p text:style-name="P49">Servicios.</text:p>
      <text:p text:style-name="P49"/>
      <text:p text:style-name="P49">Tabla Servicio. (servicio).</text:p>
      <text:p text:style-name="P53">- id_servicio = id único de la tabla de servicio.</text:p>
      <text:p text:style-name="P53">- descripcion = descripcion del servicio.</text:p>
      <text:p text:style-name="P53">- costo = costo del servicio posiblemente será costo = 0;</text:p>
      <text:p text:style-name="P53">- precio_min = precio minimo del servicio.</text:p>
      <text:p text:style-name="P53">- precio = precio normal del servicio.</text:p>
      <text:p text:style-name="P53">- id_sgrupo = grupo del servicio.</text:p>
      <text:p text:style-name="P53">- <text:span text:style-name="T18">observacion = observacion del servicio.</text:span></text:p>
      <text:p text:style-name="P53"/>
      <text:p text:style-name="P49">Tabla Grupo Servicio. (ser_grupo).</text:p>
      <text:p text:style-name="P53">- id_servicio = id único de la tabla de servicio.</text:p>
      <text:p text:style-name="P53">- descripcion = descripcion del grupo.</text:p>
      <text:p text:style-name="P53"><text:s/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32M53S</meta:editing-duration>
    <meta:editing-cycles>41</meta:editing-cycles>
    <meta:generator>LibreOffice/4.2.6.3$Windows_x86 LibreOffice_project/3fd416d4c6db7d3204c17ce57a1d70f6e531ee21</meta:generator>
    <dc:date>2015-04-15T15:37:20.730000000</dc:date>
    <meta:document-statistic meta:table-count="0" meta:image-count="0" meta:object-count="0" meta:page-count="3" meta:paragraph-count="91" meta:word-count="476" meta:character-count="3089" meta:non-whitespace-character-count="2688"/>
    <meta:user-defined meta:name="Info 1"/>
    <meta:user-defined meta:name="Info 2"/>
    <meta:user-defined meta:name="Info 3"/>
    <meta:user-defined meta:name="Info 4"/>
  </office:meta>
</office:document-meta>
</file>